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07dfa" officeooo:paragraph-rsid="00107dfa"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22pt" style:text-underline-style="none" fo:font-weight="normal" officeooo:rsid="00107dfa" officeooo:paragraph-rsid="00107dfa" style:font-size-asian="19.25pt" style:font-weight-asian="normal" style:font-size-complex="22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07dfa" officeooo:paragraph-rsid="00107dfa"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25b0d" officeooo:paragraph-rsid="00125b0d" style:font-size-asian="12.25pt" style:font-weight-asian="normal" style:font-size-complex="14pt" style:font-weight-complex="normal"/>
    </style:style>
    <style:style style:name="T1" style:family="text">
      <style:text-properties officeooo:rsid="00125b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p Boyle</text:p>
      <text:p text:style-name="P2"/>
      <text:p text:style-name="P3"/>
      <text:p text:style-name="P3"/>
      <text:p text:style-name="P3">After scratching Holt’s Gertie, Boyle was concerned that Holt’s bad parking skills will make his life miserable. Boyle decides to add an automatic backing system in Holt’s car, hoping that th<text:span text:style-name="T1">is allows Holt to park better.</text:span></text:p>
      <text:p text:style-name="P3"/>
      <text:p text:style-name="P4">Help Boyle make an automatic backing system using an ultrasonic sensor and two DC motors, such that the speed of the motors are directly proportional to the distance of the object (wall) sensed by the ultrasonic sensor. When the distance of the object is 20cm or lesser, the motors should stop, and if the object is farther than 335 cm, the motors should rotate at full speed.</text:p>
      <text:p text:style-name="P4"/>
      <text:p text:style-name="P4">Simulate the same on TinkerCAD.</text:p>
      <text:p text:style-name="P4"/>
      <text:p text:style-name="P4">For your submission, make a PDF file consisting of your code, and an image of your circuit conne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2T16:14:49.946020129</meta:creation-date>
    <dc:date>2022-06-02T16:52:25.350736696</dc:date>
    <meta:editing-duration>PT27M25S</meta:editing-duration>
    <meta:editing-cycles>1</meta:editing-cycles>
    <meta:document-statistic meta:table-count="0" meta:image-count="0" meta:object-count="0" meta:page-count="1" meta:paragraph-count="5" meta:word-count="128" meta:character-count="741" meta:non-whitespace-character-count="618"/>
    <meta:generator>LibreOffice/6.4.7.2$Linux_X86_64 LibreOffice_project/40$Build-2</meta:generator>
  </office:meta>
</office:document-meta>
</file>